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実キロ</text:p>
          </table:table-cell>
          <table:table-cell office:value-type="string" calcext:value-type="string">
            <text:p>BVEシナリオ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東京</text:p>
          </table:table-cell>
          <table:table-cell office:value-type="float" office:value="0" calcext:value-type="float">
            <text:p>0</text:p>
          </table:table-cell>
          <table:table-cell office:value-type="float" office:value="1099.6" calcext:value-type="float">
            <text:p>1099.6</text:p>
          </table:table-cell>
          <table:table-cell table:formula="of:=[.$D$8]-[.C8]" office:value-type="float" office:value="1099.6" calcext:value-type="float">
            <text:p>1099.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品川</text:p>
          </table:table-cell>
          <table:table-cell office:value-type="float" office:value="6.8" calcext:value-type="float">
            <text:p>6.8</text:p>
          </table:table-cell>
          <table:table-cell/>
          <table:table-cell table:formula="of:=[.$D$8]-[.C9]" office:value-type="float" office:value="1092.8" calcext:value-type="float">
            <text:p>1092.8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新横浜</text:p>
          </table:table-cell>
          <table:table-cell office:value-type="float" office:value="25.5" calcext:value-type="float">
            <text:p>25.5</text:p>
          </table:table-cell>
          <table:table-cell/>
          <table:table-cell table:formula="of:=[.$D$8]-[.C10]" office:value-type="float" office:value="1074.1" calcext:value-type="float">
            <text:p>1074.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小田原</text:p>
          </table:table-cell>
          <table:table-cell office:value-type="float" office:value="76.7" calcext:value-type="float">
            <text:p>76.7</text:p>
          </table:table-cell>
          <table:table-cell/>
          <table:table-cell table:formula="of:=[.$D$8]-[.C11]" office:value-type="float" office:value="1022.9" calcext:value-type="float">
            <text:p>1022.9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熱海</text:p>
          </table:table-cell>
          <table:table-cell office:value-type="float" office:value="95.4" calcext:value-type="float">
            <text:p>95.4</text:p>
          </table:table-cell>
          <table:table-cell/>
          <table:table-cell table:formula="of:=[.$D$8]-[.C12]" office:value-type="float" office:value="1004.2" calcext:value-type="float">
            <text:p>1004.2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三島</text:p>
          </table:table-cell>
          <table:table-cell office:value-type="float" office:value="111.3" calcext:value-type="float">
            <text:p>111.3</text:p>
          </table:table-cell>
          <table:table-cell/>
          <table:table-cell table:formula="of:=[.$D$8]-[.C13]" office:value-type="float" office:value="988.3" calcext:value-type="float">
            <text:p>988.3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新富士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[.$D$8]-[.C14]" office:value-type="float" office:value="964.6" calcext:value-type="float">
            <text:p>964.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静岡</text:p>
          </table:table-cell>
          <table:table-cell office:value-type="float" office:value="167.4" calcext:value-type="float">
            <text:p>167.4</text:p>
          </table:table-cell>
          <table:table-cell/>
          <table:table-cell table:formula="of:=[.$D$8]-[.C15]" office:value-type="float" office:value="932.2" calcext:value-type="float">
            <text:p>932.2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掛川</text:p>
          </table:table-cell>
          <table:table-cell office:value-type="float" office:value="211.3" calcext:value-type="float">
            <text:p>211.3</text:p>
          </table:table-cell>
          <table:table-cell/>
          <table:table-cell table:formula="of:=[.$D$8]-[.C16]" office:value-type="float" office:value="888.3" calcext:value-type="float">
            <text:p>888.3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浜松</text:p>
          </table:table-cell>
          <table:table-cell office:value-type="float" office:value="238.9" calcext:value-type="float">
            <text:p>238.9</text:p>
          </table:table-cell>
          <table:table-cell/>
          <table:table-cell table:formula="of:=[.$D$8]-[.C17]" office:value-type="float" office:value="860.7" calcext:value-type="float">
            <text:p>860.7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豊橋</text:p>
          </table:table-cell>
          <table:table-cell office:value-type="float" office:value="274.2" calcext:value-type="float">
            <text:p>274.2</text:p>
          </table:table-cell>
          <table:table-cell/>
          <table:table-cell table:formula="of:=[.$D$8]-[.C18]" office:value-type="float" office:value="825.4" calcext:value-type="float">
            <text:p>825.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三河安城</text:p>
          </table:table-cell>
          <table:table-cell office:value-type="float" office:value="312.8" calcext:value-type="float">
            <text:p>312.8</text:p>
          </table:table-cell>
          <table:table-cell/>
          <table:table-cell table:formula="of:=[.$D$8]-[.C19]" office:value-type="float" office:value="786.8" calcext:value-type="float">
            <text:p>786.8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名古屋</text:p>
          </table:table-cell>
          <table:table-cell office:value-type="float" office:value="342" calcext:value-type="float">
            <text:p>342</text:p>
          </table:table-cell>
          <table:table-cell/>
          <table:table-cell table:formula="of:=[.$D$8]-[.C20]" office:value-type="float" office:value="757.6" calcext:value-type="float">
            <text:p>757.6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岐阜羽島</text:p>
          </table:table-cell>
          <table:table-cell office:value-type="float" office:value="367.1" calcext:value-type="float">
            <text:p>367.1</text:p>
          </table:table-cell>
          <table:table-cell/>
          <table:table-cell table:formula="of:=[.$D$8]-[.C21]" office:value-type="float" office:value="732.5" calcext:value-type="float">
            <text:p>732.5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米原</text:p>
          </table:table-cell>
          <table:table-cell office:value-type="float" office:value="408.2" calcext:value-type="float">
            <text:p>408.2</text:p>
          </table:table-cell>
          <table:table-cell/>
          <table:table-cell table:formula="of:=[.$D$8]-[.C22]" office:value-type="float" office:value="691.4" calcext:value-type="float">
            <text:p>691.4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栗東信号場</text:p>
          </table:table-cell>
          <table:table-cell office:value-type="float" office:value="452.6" calcext:value-type="float">
            <text:p>452.6</text:p>
          </table:table-cell>
          <table:table-cell/>
          <table:table-cell table:formula="of:=[.$D$8]-[.C23]" office:value-type="float" office:value="647" calcext:value-type="float">
            <text:p>647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京都</text:p>
          </table:table-cell>
          <table:table-cell office:value-type="float" office:value="476.3" calcext:value-type="float">
            <text:p>476.3</text:p>
          </table:table-cell>
          <table:table-cell/>
          <table:table-cell table:formula="of:=[.$D$8]-[.C24]" office:value-type="float" office:value="623.3" calcext:value-type="float">
            <text:p>623.3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鳥飼信号場</text:p>
          </table:table-cell>
          <table:table-cell office:value-type="float" office:value="506.4" calcext:value-type="float">
            <text:p>506.4</text:p>
          </table:table-cell>
          <table:table-cell/>
          <table:table-cell table:formula="of:=[.$D$8]-[.C25]" office:value-type="float" office:value="593.2" calcext:value-type="float">
            <text:p>593.2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新大阪</text:p>
          </table:table-cell>
          <table:table-cell office:value-type="float" office:value="515.4" calcext:value-type="float">
            <text:p>515.4</text:p>
          </table:table-cell>
          <table:table-cell/>
          <table:table-cell table:formula="of:=[.$D$8]-[.C26]" office:value-type="float" office:value="584.2" calcext:value-type="float">
            <text:p>584.2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新神戸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[.$D$8]-[.C27]" office:value-type="float" office:value="551.6" calcext:value-type="float">
            <text:p>551.6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西明石</text:p>
          </table:table-cell>
          <table:table-cell office:value-type="float" office:value="570.2" calcext:value-type="float">
            <text:p>570.2</text:p>
          </table:table-cell>
          <table:table-cell/>
          <table:table-cell table:formula="of:=[.$D$8]-[.C28]" office:value-type="float" office:value="529.4" calcext:value-type="float">
            <text:p>529.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姫路</text:p>
          </table:table-cell>
          <table:table-cell office:value-type="float" office:value="601.3" calcext:value-type="float">
            <text:p>601.3</text:p>
          </table:table-cell>
          <table:table-cell/>
          <table:table-cell table:formula="of:=[.$D$8]-[.C29]" office:value-type="float" office:value="498.3" calcext:value-type="float">
            <text:p>498.3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相生</text:p>
          </table:table-cell>
          <table:table-cell office:value-type="float" office:value="621.3" calcext:value-type="float">
            <text:p>621.3</text:p>
          </table:table-cell>
          <table:table-cell/>
          <table:table-cell table:formula="of:=[.$D$8]-[.C30]" office:value-type="float" office:value="478.3" calcext:value-type="float">
            <text:p>478.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岡山</text:p>
          </table:table-cell>
          <table:table-cell office:value-type="float" office:value="676.3" calcext:value-type="float">
            <text:p>676.3</text:p>
          </table:table-cell>
          <table:table-cell/>
          <table:table-cell table:formula="of:=[.$D$8]-[.C31]" office:value-type="float" office:value="423.3" calcext:value-type="float">
            <text:p>42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ve</text:p>
          </table:table-cell>
          <table:table-cell office:value-type="float" office:value="404815" calcext:value-type="float">
            <text:p>404815</text:p>
          </table:table-cell>
          <table:table-cell table:number-columns-repeated="2"/>
          <table:table-cell office:value-type="float" office:value="1004250" calcext:value-type="float">
            <text:p>1004250</text:p>
          </table:table-cell>
          <table:table-cell table:formula="of:=[.E32]-[.B32]" office:value-type="float" office:value="599435" calcext:value-type="float">
            <text:p>599435</text:p>
          </table:table-cell>
          <table:table-cell table:number-columns-repeated="3"/>
          <table:table-cell office:value-type="string" calcext:value-type="string">
            <text:p>Gradien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407925" calcext:value-type="float">
            <text:p>407925</text:p>
          </table:table-cell>
          <table:table-cell table:number-columns-repeated="3"/>
          <table:table-cell office:value-type="float" office:value="599435" calcext:value-type="float">
            <text:p>599435</text:p>
          </table:table-cell>
          <table:table-cell table:formula="of:=[.B34]+599435" office:value-type="float" office:value="1007360" calcext:value-type="float">
            <text:p>1007360</text:p>
          </table:table-cell>
          <table:table-cell table:number-columns-repeated="2"/>
          <table:table-cell office:value-type="float" office:value="404000" calcext:value-type="float">
            <text:p>404000</text:p>
          </table:table-cell>
          <table:table-cell/>
          <table:table-cell office:value-type="float" office:value="599435" calcext:value-type="float">
            <text:p>599435</text:p>
          </table:table-cell>
          <table:table-cell table:formula="of:=[.J34]+599435" office:value-type="float" office:value="1003435" calcext:value-type="float">
            <text:p>1003435</text:p>
          </table:table-cell>
        </table:table-row>
        <table:table-row table:style-name="ro1">
          <table:table-cell/>
          <table:table-cell office:value-type="float" office:value="408325" calcext:value-type="float">
            <text:p>408325</text:p>
          </table:table-cell>
          <table:table-cell office:value-type="float" office:value="2500" calcext:value-type="float">
            <text:p>2500</text:p>
          </table:table-cell>
          <table:table-cell table:number-columns-repeated="3"/>
          <table:table-cell table:formula="of:=[.B35]+599435" office:value-type="float" office:value="1007760" calcext:value-type="float">
            <text:p>1007760</text:p>
          </table:table-cell>
          <table:table-cell table:number-columns-repeated="2"/>
          <table:table-cell office:value-type="float" office:value="404100" calcext:value-type="float">
            <text:p>404100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J35]+599435" office:value-type="float" office:value="1003535" calcext:value-type="float">
            <text:p>1003535</text:p>
          </table:table-cell>
        </table:table-row>
        <table:table-row table:style-name="ro1">
          <table:table-cell/>
          <table:table-cell office:value-type="float" office:value="409375" calcext:value-type="float">
            <text:p>409375</text:p>
          </table:table-cell>
          <table:table-cell table:number-columns-repeated="4"/>
          <table:table-cell table:formula="of:=[.B36]+599435" office:value-type="float" office:value="1008810" calcext:value-type="float">
            <text:p>1008810</text:p>
          </table:table-cell>
          <table:table-cell table:number-columns-repeated="2"/>
          <table:table-cell office:value-type="float" office:value="405600" calcext:value-type="float">
            <text:p>405600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J36]+599435" office:value-type="float" office:value="1005035" calcext:value-type="float">
            <text:p>1005035</text:p>
          </table:table-cell>
        </table:table-row>
        <table:table-row table:style-name="ro1">
          <table:table-cell table:number-columns-repeated="9"/>
          <table:table-cell office:value-type="float" office:value="405700" calcext:value-type="float">
            <text:p>405700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[.J37]+599435" office:value-type="float" office:value="1005135" calcext:value-type="float">
            <text:p>1005135</text:p>
          </table:table-cell>
        </table:table-row>
        <table:table-row table:style-name="ro1">
          <table:table-cell/>
          <table:table-cell office:value-type="float" office:value="413875" calcext:value-type="float">
            <text:p>413875</text:p>
          </table:table-cell>
          <table:table-cell table:number-columns-repeated="4"/>
          <table:table-cell table:formula="of:=[.B38]+599435" office:value-type="float" office:value="1013310" calcext:value-type="float">
            <text:p>1013310</text:p>
          </table:table-cell>
          <table:table-cell table:number-columns-repeated="2"/>
          <table:table-cell office:value-type="float" office:value="409000" calcext:value-type="float">
            <text:p>409000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[.J38]+599435" office:value-type="float" office:value="1008435" calcext:value-type="float">
            <text:p>1008435</text:p>
          </table:table-cell>
        </table:table-row>
        <table:table-row table:style-name="ro1">
          <table:table-cell/>
          <table:table-cell office:value-type="float" office:value="414300" calcext:value-type="float">
            <text:p>414300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  <table:table-cell table:formula="of:=[.B39]+599435" office:value-type="float" office:value="1013735" calcext:value-type="float">
            <text:p>1013735</text:p>
          </table:table-cell>
          <table:table-cell table:number-columns-repeated="2"/>
          <table:table-cell office:value-type="float" office:value="409075" calcext:value-type="float">
            <text:p>409075</text:p>
          </table:table-cell>
          <table:table-cell table:number-columns-repeated="2"/>
          <table:table-cell table:formula="of:=[.J39]+599435" office:value-type="float" office:value="1008510" calcext:value-type="float">
            <text:p>1008510</text:p>
          </table:table-cell>
        </table:table-row>
        <table:table-row table:style-name="ro1">
          <table:table-cell/>
          <table:table-cell office:value-type="float" office:value="415475" calcext:value-type="float">
            <text:p>415475</text:p>
          </table:table-cell>
          <table:table-cell table:number-columns-repeated="4"/>
          <table:table-cell table:formula="of:=[.B40]+599435" office:value-type="float" office:value="1014910" calcext:value-type="float">
            <text:p>1014910</text:p>
          </table:table-cell>
          <table:table-cell table:number-columns-repeated="5"/>
          <table:table-cell table:formula="of:=[.J40]+599435" office:value-type="float" office:value="599435" calcext:value-type="float">
            <text:p>599435</text:p>
          </table:table-cell>
        </table:table-row>
        <table:table-row table:style-name="ro1">
          <table:table-cell/>
          <table:table-cell office:value-type="float" office:value="415900" calcext:value-type="float">
            <text:p>415900</text:p>
          </table:table-cell>
          <table:table-cell table:number-columns-repeated="4"/>
          <table:table-cell table:formula="of:=[.B41]+599435" office:value-type="float" office:value="1015335" calcext:value-type="float">
            <text:p>1015335</text:p>
          </table:table-cell>
          <table:table-cell table:number-columns-repeated="2"/>
          <table:table-cell office:value-type="float" office:value="409100" calcext:value-type="float">
            <text:p>409100</text:p>
          </table:table-cell>
          <table:table-cell table:number-columns-repeated="2"/>
          <table:table-cell table:formula="of:=[.J41]+599435" office:value-type="float" office:value="1008535" calcext:value-type="float">
            <text:p>1008535</text:p>
          </table:table-cell>
        </table:table-row>
        <table:table-row table:style-name="ro1">
          <table:table-cell table:number-columns-repeated="9"/>
          <table:table-cell office:value-type="float" office:value="409175" calcext:value-type="float">
            <text:p>40917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J42]+599435" office:value-type="float" office:value="1008610" calcext:value-type="float">
            <text:p>1008610</text:p>
          </table:table-cell>
        </table:table-row>
        <table:table-row table:style-name="ro1">
          <table:table-cell/>
          <table:table-cell office:value-type="float" office:value="419400" calcext:value-type="float">
            <text:p>419400</text:p>
          </table:table-cell>
          <table:table-cell table:number-columns-repeated="4"/>
          <table:table-cell table:formula="of:=[.B43]+599435" office:value-type="float" office:value="1018835" calcext:value-type="float">
            <text:p>1018835</text:p>
          </table:table-cell>
          <table:table-cell table:number-columns-repeated="2"/>
          <table:table-cell office:value-type="float" office:value="410875" calcext:value-type="float">
            <text:p>410875</text:p>
          </table:table-cell>
          <table:table-cell table:number-columns-repeated="2"/>
          <table:table-cell table:formula="of:=[.J43]+599435" office:value-type="float" office:value="1010310" calcext:value-type="float">
            <text:p>1010310</text:p>
          </table:table-cell>
        </table:table-row>
        <table:table-row table:style-name="ro1">
          <table:table-cell/>
          <table:table-cell office:value-type="float" office:value="419800" calcext:value-type="float">
            <text:p>419800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formula="of:=[.B44]+599435" office:value-type="float" office:value="1019235" calcext:value-type="float">
            <text:p>1019235</text:p>
          </table:table-cell>
          <table:table-cell table:number-columns-repeated="2"/>
          <table:table-cell office:value-type="float" office:value="410925" calcext:value-type="float">
            <text:p>410925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J44]+599435" office:value-type="float" office:value="1010360" calcext:value-type="float">
            <text:p>1010360</text:p>
          </table:table-cell>
        </table:table-row>
        <table:table-row table:style-name="ro1">
          <table:table-cell/>
          <table:table-cell office:value-type="float" office:value="419925" calcext:value-type="float">
            <text:p>419925</text:p>
          </table:table-cell>
          <table:table-cell table:number-columns-repeated="4"/>
          <table:table-cell table:formula="of:=[.B45]+599435" office:value-type="float" office:value="1019360" calcext:value-type="float">
            <text:p>1019360</text:p>
          </table:table-cell>
          <table:table-cell table:number-columns-repeated="5"/>
          <table:table-cell table:formula="of:=[.J45]+599435" office:value-type="float" office:value="599435" calcext:value-type="float">
            <text:p>599435</text:p>
          </table:table-cell>
        </table:table-row>
        <table:table-row table:style-name="ro1">
          <table:table-cell/>
          <table:table-cell office:value-type="float" office:value="420375" calcext:value-type="float">
            <text:p>420375</text:p>
          </table:table-cell>
          <table:table-cell table:number-columns-repeated="4"/>
          <table:table-cell table:formula="of:=[.B46]+599435" office:value-type="float" office:value="1019810" calcext:value-type="float">
            <text:p>1019810</text:p>
          </table:table-cell>
          <table:table-cell table:number-columns-repeated="2"/>
          <table:table-cell office:value-type="float" office:value="413500" calcext:value-type="float">
            <text:p>4135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J46]+599435" office:value-type="float" office:value="1012935" calcext:value-type="float">
            <text:p>1012935</text:p>
          </table:table-cell>
        </table:table-row>
        <table:table-row table:style-name="ro1">
          <table:table-cell table:number-columns-repeated="9"/>
          <table:table-cell office:value-type="float" office:value="414050" calcext:value-type="float">
            <text:p>414050</text:p>
          </table:table-cell>
          <table:table-cell office:value-type="float" office:value="-7" calcext:value-type="float">
            <text:p>-7</text:p>
          </table:table-cell>
          <table:table-cell/>
          <table:table-cell table:formula="of:=[.J47]+599435" office:value-type="float" office:value="1013485" calcext:value-type="float">
            <text:p>1013485</text:p>
          </table:table-cell>
        </table:table-row>
        <table:table-row table:style-name="ro1">
          <table:table-cell/>
          <table:table-cell office:value-type="float" office:value="420975" calcext:value-type="float">
            <text:p>420975</text:p>
          </table:table-cell>
          <table:table-cell table:number-columns-repeated="4"/>
          <table:table-cell table:formula="of:=[.B48]+599435" office:value-type="float" office:value="1020410" calcext:value-type="float">
            <text:p>1020410</text:p>
          </table:table-cell>
          <table:table-cell table:number-columns-repeated="2"/>
          <table:table-cell office:value-type="float" office:value="416950" calcext:value-type="float">
            <text:p>41695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J48]+599435" office:value-type="float" office:value="1016385" calcext:value-type="float">
            <text:p>1016385</text:p>
          </table:table-cell>
        </table:table-row>
        <table:table-row table:style-name="ro1">
          <table:table-cell/>
          <table:table-cell office:value-type="float" office:value="421400" calcext:value-type="float">
            <text:p>421400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formula="of:=[.B49]+599435" office:value-type="float" office:value="1020835" calcext:value-type="float">
            <text:p>1020835</text:p>
          </table:table-cell>
          <table:table-cell table:number-columns-repeated="2"/>
          <table:table-cell office:value-type="float" office:value="418325" calcext:value-type="float">
            <text:p>41832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J49]+599435" office:value-type="float" office:value="1017760" calcext:value-type="float">
            <text:p>1017760</text:p>
          </table:table-cell>
        </table:table-row>
        <table:table-row table:style-name="ro1">
          <table:table-cell/>
          <table:table-cell office:value-type="float" office:value="421700" calcext:value-type="float">
            <text:p>421700</text:p>
          </table:table-cell>
          <table:table-cell table:number-columns-repeated="4"/>
          <table:table-cell table:formula="of:=[.B50]+599435" office:value-type="float" office:value="1021135" calcext:value-type="float">
            <text:p>1021135</text:p>
          </table:table-cell>
          <table:table-cell table:number-columns-repeated="2"/>
          <table:table-cell office:value-type="float" office:value="418475" calcext:value-type="float">
            <text:p>418475</text:p>
          </table:table-cell>
          <table:table-cell office:value-type="float" office:value="-12" calcext:value-type="float">
            <text:p>-12</text:p>
          </table:table-cell>
          <table:table-cell/>
          <table:table-cell table:formula="of:=[.J50]+599435" office:value-type="float" office:value="1017910" calcext:value-type="float">
            <text:p>1017910</text:p>
          </table:table-cell>
        </table:table-row>
        <table:table-row table:style-name="ro1">
          <table:table-cell/>
          <table:table-cell office:value-type="float" office:value="422150" calcext:value-type="float">
            <text:p>422150</text:p>
          </table:table-cell>
          <table:table-cell table:number-columns-repeated="4"/>
          <table:table-cell table:formula="of:=[.B51]+599435" office:value-type="float" office:value="1021585" calcext:value-type="float">
            <text:p>1021585</text:p>
          </table:table-cell>
          <table:table-cell table:number-columns-repeated="2"/>
          <table:table-cell office:value-type="float" office:value="419425" calcext:value-type="float">
            <text:p>419425</text:p>
          </table:table-cell>
          <table:table-cell office:value-type="float" office:value="-12" calcext:value-type="float">
            <text:p>-12</text:p>
          </table:table-cell>
          <table:table-cell/>
          <table:table-cell table:formula="of:=[.J51]+599435" office:value-type="float" office:value="1018860" calcext:value-type="float">
            <text:p>1018860</text:p>
          </table:table-cell>
        </table:table-row>
        <table:table-row table:style-name="ro1">
          <table:table-cell table:number-columns-repeated="9"/>
          <table:table-cell office:value-type="float" office:value="419475" calcext:value-type="float">
            <text:p>419475</text:p>
          </table:table-cell>
          <table:table-cell office:value-type="float" office:value="-6" calcext:value-type="float">
            <text:p>-6</text:p>
          </table:table-cell>
          <table:table-cell/>
          <table:table-cell table:formula="of:=[.J52]+599435" office:value-type="float" office:value="1018910" calcext:value-type="float">
            <text:p>1018910</text:p>
          </table:table-cell>
        </table:table-row>
        <table:table-row table:style-name="ro1">
          <table:table-cell office:value-type="string" calcext:value-type="string">
            <text:p>小田原</text:p>
          </table:table-cell>
          <table:table-cell office:value-type="float" office:value="423180" calcext:value-type="float">
            <text:p>423180</text:p>
          </table:table-cell>
          <table:table-cell table:number-columns-repeated="4"/>
          <table:table-cell table:formula="of:=[.B53]+599435" office:value-type="float" office:value="1022615" calcext:value-type="float">
            <text:p>1022615</text:p>
          </table:table-cell>
          <table:table-cell table:number-columns-repeated="2"/>
          <table:table-cell office:value-type="float" office:value="421625" calcext:value-type="float">
            <text:p>421625</text:p>
          </table:table-cell>
          <table:table-cell office:value-type="float" office:value="-6" calcext:value-type="float">
            <text:p>-6</text:p>
          </table:table-cell>
          <table:table-cell/>
          <table:table-cell table:formula="of:=[.J53]+599435" office:value-type="float" office:value="1021060" calcext:value-type="float">
            <text:p>1021060</text:p>
          </table:table-cell>
        </table:table-row>
        <table:table-row table:style-name="ro1">
          <table:table-cell/>
          <table:table-cell office:value-type="float" office:value="423580" calcext:value-type="float">
            <text:p>423580</text:p>
          </table:table-cell>
          <table:table-cell table:number-columns-repeated="4"/>
          <table:table-cell table:formula="of:=[.B54]+599435" office:value-type="float" office:value="1023015" calcext:value-type="float">
            <text:p>1023015</text:p>
          </table:table-cell>
          <table:table-cell table:number-columns-repeated="2"/>
          <table:table-cell office:value-type="float" office:value="422225" calcext:value-type="float">
            <text:p>42222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J54]+599435" office:value-type="float" office:value="1021660" calcext:value-type="float">
            <text:p>1021660</text:p>
          </table:table-cell>
        </table:table-row>
        <table:table-row table:style-name="ro1">
          <table:table-cell table:number-columns-repeated="9"/>
          <table:table-cell office:value-type="float" office:value="422700" calcext:value-type="float">
            <text:p>42270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J55]+599435" office:value-type="float" office:value="1022135" calcext:value-type="float">
            <text:p>1022135</text:p>
          </table:table-cell>
        </table:table-row>
        <table:table-row table:style-name="ro1">
          <table:table-cell/>
          <table:table-cell office:value-type="float" office:value="424200" calcext:value-type="float">
            <text:p>424200</text:p>
          </table:table-cell>
          <table:table-cell table:number-columns-repeated="4"/>
          <table:table-cell table:formula="of:=[.B56]+599435" office:value-type="float" office:value="1023635" calcext:value-type="float">
            <text:p>1023635</text:p>
          </table:table-cell>
          <table:table-cell table:number-columns-repeated="2"/>
          <table:table-cell office:value-type="float" office:value="422750" calcext:value-type="float">
            <text:p>4227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56]+599435" office:value-type="float" office:value="1022185" calcext:value-type="float">
            <text:p>1022185</text:p>
          </table:table-cell>
        </table:table-row>
        <table:table-row table:style-name="ro1">
          <table:table-cell/>
          <table:table-cell office:value-type="float" office:value="424300" calcext:value-type="float">
            <text:p>424300</text:p>
          </table:table-cell>
          <table:table-cell office:value-type="float" office:value="18000" calcext:value-type="float">
            <text:p>18000</text:p>
          </table:table-cell>
          <table:table-cell table:number-columns-repeated="3"/>
          <table:table-cell table:formula="of:=[.B57]+599435" office:value-type="float" office:value="1023735" calcext:value-type="float">
            <text:p>1023735</text:p>
          </table:table-cell>
          <table:table-cell table:number-columns-repeated="5"/>
          <table:table-cell table:formula="of:=[.J57]+599435" office:value-type="float" office:value="599435" calcext:value-type="float">
            <text:p>599435</text:p>
          </table:table-cell>
        </table:table-row>
        <table:table-row table:style-name="ro1">
          <table:table-cell/>
          <table:table-cell office:value-type="float" office:value="424450" calcext:value-type="float">
            <text:p>424450</text:p>
          </table:table-cell>
          <table:table-cell table:number-columns-repeated="4"/>
          <table:table-cell table:formula="of:=[.B58]+599435" office:value-type="float" office:value="1023885" calcext:value-type="float">
            <text:p>1023885</text:p>
          </table:table-cell>
          <table:table-cell table:number-columns-repeated="2"/>
          <table:table-cell office:value-type="float" office:value="423750" calcext:value-type="float">
            <text:p>423750</text:p>
          </table:table-cell>
          <table:table-cell table:number-columns-repeated="2"/>
          <table:table-cell table:formula="of:=[.J58]+599435" office:value-type="float" office:value="1023185" calcext:value-type="float">
            <text:p>1023185</text:p>
          </table:table-cell>
        </table:table-row>
        <table:table-row table:style-name="ro1">
          <table:table-cell table:number-columns-repeated="9"/>
          <table:table-cell office:value-type="float" office:value="423825" calcext:value-type="float">
            <text:p>423825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[.J59]+599435" office:value-type="float" office:value="1023260" calcext:value-type="float">
            <text:p>1023260</text:p>
          </table:table-cell>
        </table:table-row>
        <table:table-row table:style-name="ro1">
          <table:table-cell/>
          <table:table-cell office:value-type="float" office:value="425550" calcext:value-type="float">
            <text:p>425550</text:p>
          </table:table-cell>
          <table:table-cell table:number-columns-repeated="4"/>
          <table:table-cell table:formula="of:=[.B60]+599435" office:value-type="float" office:value="1024985" calcext:value-type="float">
            <text:p>1024985</text:p>
          </table:table-cell>
          <table:table-cell table:number-columns-repeated="2"/>
          <table:table-cell office:value-type="float" office:value="424175" calcext:value-type="float">
            <text:p>424175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[.J60]+599435" office:value-type="float" office:value="1023610" calcext:value-type="float">
            <text:p>1023610</text:p>
          </table:table-cell>
        </table:table-row>
        <table:table-row table:style-name="ro1">
          <table:table-cell/>
          <table:table-cell office:value-type="float" office:value="425950" calcext:value-type="float">
            <text:p>425950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table:formula="of:=[.B61]+599435" office:value-type="float" office:value="1025385" calcext:value-type="float">
            <text:p>1025385</text:p>
          </table:table-cell>
          <table:table-cell table:number-columns-repeated="2"/>
          <table:table-cell office:value-type="float" office:value="424250" calcext:value-type="float">
            <text:p>4242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61]+599435" office:value-type="float" office:value="1023685" calcext:value-type="float">
            <text:p>1023685</text:p>
          </table:table-cell>
        </table:table-row>
        <table:table-row table:style-name="ro1">
          <table:table-cell/>
          <table:table-cell office:value-type="float" office:value="427275" calcext:value-type="float">
            <text:p>427275</text:p>
          </table:table-cell>
          <table:table-cell table:number-columns-repeated="4"/>
          <table:table-cell table:formula="of:=[.B62]+599435" office:value-type="float" office:value="1026710" calcext:value-type="float">
            <text:p>1026710</text:p>
          </table:table-cell>
          <table:table-cell table:number-columns-repeated="5"/>
          <table:table-cell table:formula="of:=[.J62]+599435" office:value-type="float" office:value="599435" calcext:value-type="float">
            <text:p>599435</text:p>
          </table:table-cell>
        </table:table-row>
        <table:table-row table:style-name="ro1">
          <table:table-cell table:number-columns-repeated="8"/>
          <table:table-cell table:style-name="ce1"/>
          <table:table-cell office:value-type="float" office:value="425900" calcext:value-type="float">
            <text:p>4259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63]+599435" office:value-type="float" office:value="1025335" calcext:value-type="float">
            <text:p>1025335</text:p>
          </table:table-cell>
        </table:table-row>
        <table:table-row table:style-name="ro1">
          <table:table-cell/>
          <table:table-cell office:value-type="float" office:value="431275" calcext:value-type="float">
            <text:p>431275</text:p>
          </table:table-cell>
          <table:table-cell table:number-columns-repeated="4"/>
          <table:table-cell table:formula="of:=[.B64]+599435" office:value-type="float" office:value="1030710" calcext:value-type="float">
            <text:p>1030710</text:p>
          </table:table-cell>
          <table:table-cell/>
          <table:table-cell table:style-name="ce1"/>
          <table:table-cell office:value-type="float" office:value="425975" calcext:value-type="float">
            <text:p>425975</text:p>
          </table:table-cell>
          <table:table-cell office:value-type="float" office:value="5.8" calcext:value-type="float">
            <text:p>5.8</text:p>
          </table:table-cell>
          <table:table-cell/>
          <table:table-cell table:formula="of:=[.J64]+599435" office:value-type="float" office:value="1025410" calcext:value-type="float">
            <text:p>1025410</text:p>
          </table:table-cell>
        </table:table-row>
        <table:table-row table:style-name="ro1">
          <table:table-cell/>
          <table:table-cell office:value-type="float" office:value="431675" calcext:value-type="float">
            <text:p>431675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formula="of:=[.B65]+599435" office:value-type="float" office:value="1031110" calcext:value-type="float">
            <text:p>1031110</text:p>
          </table:table-cell>
          <table:table-cell/>
          <table:table-cell table:style-name="ce1"/>
          <table:table-cell office:value-type="float" office:value="426425" calcext:value-type="float">
            <text:p>426425</text:p>
          </table:table-cell>
          <table:table-cell office:value-type="float" office:value="5.8" calcext:value-type="float">
            <text:p>5.8</text:p>
          </table:table-cell>
          <table:table-cell/>
          <table:table-cell table:formula="of:=[.J65]+599435" office:value-type="float" office:value="1025860" calcext:value-type="float">
            <text:p>1025860</text:p>
          </table:table-cell>
        </table:table-row>
        <table:table-row table:style-name="ro1">
          <table:table-cell/>
          <table:table-cell office:value-type="float" office:value="432200" calcext:value-type="float">
            <text:p>432200</text:p>
          </table:table-cell>
          <table:table-cell table:number-columns-repeated="4"/>
          <table:table-cell table:formula="of:=[.B66]+599435" office:value-type="float" office:value="1031635" calcext:value-type="float">
            <text:p>1031635</text:p>
          </table:table-cell>
          <table:table-cell/>
          <table:table-cell table:style-name="ce1"/>
          <table:table-cell office:value-type="float" office:value="426500" calcext:value-type="float">
            <text:p>4265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66]+599435" office:value-type="float" office:value="1025935" calcext:value-type="float">
            <text:p>1025935</text:p>
          </table:table-cell>
        </table:table-row>
        <table:table-row table:style-name="ro1">
          <table:table-cell table:number-columns-repeated="8"/>
          <table:table-cell table:style-name="ce1"/>
          <table:table-cell table:number-columns-repeated="3"/>
          <table:table-cell table:formula="of:=[.J67]+599435" office:value-type="float" office:value="599435" calcext:value-type="float">
            <text:p>599435</text:p>
          </table:table-cell>
        </table:table-row>
        <table:table-row table:style-name="ro1">
          <table:table-cell/>
          <table:table-cell office:value-type="float" office:value="435275" calcext:value-type="float">
            <text:p>435275</text:p>
          </table:table-cell>
          <table:table-cell table:number-columns-repeated="4"/>
          <table:table-cell table:formula="of:=[.B68]+599435" office:value-type="float" office:value="1034710" calcext:value-type="float">
            <text:p>1034710</text:p>
          </table:table-cell>
          <table:table-cell/>
          <table:table-cell table:style-name="ce1"/>
          <table:table-cell office:value-type="float" office:value="427275" calcext:value-type="float">
            <text:p>42727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68]+599435" office:value-type="float" office:value="1026710" calcext:value-type="float">
            <text:p>1026710</text:p>
          </table:table-cell>
        </table:table-row>
        <table:table-row table:style-name="ro1">
          <table:table-cell/>
          <table:table-cell office:value-type="float" office:value="435675" calcext:value-type="float">
            <text:p>435675</text:p>
          </table:table-cell>
          <table:table-cell office:value-type="float" office:value="-2500" calcext:value-type="float">
            <text:p>-2500</text:p>
          </table:table-cell>
          <table:table-cell office:value-type="float" office:value="-0.2" calcext:value-type="float">
            <text:p>-0.2</text:p>
          </table:table-cell>
          <table:table-cell table:number-columns-repeated="2"/>
          <table:table-cell table:formula="of:=[.B69]+599435" office:value-type="float" office:value="1035110" calcext:value-type="float">
            <text:p>1035110</text:p>
          </table:table-cell>
          <table:table-cell/>
          <table:table-cell table:style-name="ce1"/>
          <table:table-cell office:value-type="float" office:value="427400" calcext:value-type="float">
            <text:p>427400</text:p>
          </table:table-cell>
          <table:table-cell office:value-type="float" office:value="-2.5" calcext:value-type="float">
            <text:p>-2.5</text:p>
          </table:table-cell>
          <table:table-cell/>
          <table:table-cell table:formula="of:=[.J69]+599435" office:value-type="float" office:value="1026835" calcext:value-type="float">
            <text:p>1026835</text:p>
          </table:table-cell>
        </table:table-row>
        <table:table-row table:style-name="ro1">
          <table:table-cell/>
          <table:table-cell office:value-type="float" office:value="436400" calcext:value-type="float">
            <text:p>436400</text:p>
          </table:table-cell>
          <table:table-cell table:number-columns-repeated="4"/>
          <table:table-cell table:formula="of:=[.B70]+599435" office:value-type="float" office:value="1035835" calcext:value-type="float">
            <text:p>1035835</text:p>
          </table:table-cell>
          <table:table-cell/>
          <table:table-cell table:style-name="ce1"/>
          <table:table-cell office:value-type="float" office:value="428375" calcext:value-type="float">
            <text:p>428375</text:p>
          </table:table-cell>
          <table:table-cell office:value-type="float" office:value="-2.5" calcext:value-type="float">
            <text:p>-2.5</text:p>
          </table:table-cell>
          <table:table-cell/>
          <table:table-cell table:formula="of:=[.J70]+599435" office:value-type="float" office:value="1027810" calcext:value-type="float">
            <text:p>1027810</text:p>
          </table:table-cell>
        </table:table-row>
        <table:table-row table:style-name="ro1">
          <table:table-cell table:number-columns-repeated="8"/>
          <table:table-cell table:style-name="ce1"/>
          <table:table-cell office:value-type="float" office:value="428500" calcext:value-type="float">
            <text:p>428500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J71]+599435" office:value-type="float" office:value="1027935" calcext:value-type="float">
            <text:p>1027935</text:p>
          </table:table-cell>
        </table:table-row>
        <table:table-row table:style-name="ro1">
          <table:table-cell/>
          <table:table-cell office:value-type="float" office:value="437425" calcext:value-type="float">
            <text:p>437425</text:p>
          </table:table-cell>
          <table:table-cell table:number-columns-repeated="4"/>
          <table:table-cell table:formula="of:=[.B72]+599435" office:value-type="float" office:value="1036860" calcext:value-type="float">
            <text:p>1036860</text:p>
          </table:table-cell>
          <table:table-cell/>
          <table:table-cell table:style-name="ce1"/>
          <table:table-cell office:value-type="float" office:value="429220" calcext:value-type="float">
            <text:p>429220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J72]+599435" office:value-type="float" office:value="1028655" calcext:value-type="float">
            <text:p>1028655</text:p>
          </table:table-cell>
        </table:table-row>
        <table:table-row table:style-name="ro1">
          <table:table-cell/>
          <table:table-cell office:value-type="float" office:value="437825" calcext:value-type="float">
            <text:p>437825</text:p>
          </table:table-cell>
          <table:table-cell office:value-type="float" office:value="-2500" calcext:value-type="float">
            <text:p>-2500</text:p>
          </table:table-cell>
          <table:table-cell table:number-columns-repeated="3"/>
          <table:table-cell table:formula="of:=[.B73]+599435" office:value-type="float" office:value="1037260" calcext:value-type="float">
            <text:p>1037260</text:p>
          </table:table-cell>
          <table:table-cell/>
          <table:table-cell table:style-name="ce1"/>
          <table:table-cell office:value-type="float" office:value="429350" calcext:value-type="float">
            <text:p>42935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J73]+599435" office:value-type="float" office:value="1028785" calcext:value-type="float">
            <text:p>1028785</text:p>
          </table:table-cell>
        </table:table-row>
        <table:table-row table:style-name="ro1">
          <table:table-cell/>
          <table:table-cell office:value-type="float" office:value="438575" calcext:value-type="float">
            <text:p>438575</text:p>
          </table:table-cell>
          <table:table-cell table:number-columns-repeated="4"/>
          <table:table-cell table:formula="of:=[.B74]+599435" office:value-type="float" office:value="1038010" calcext:value-type="float">
            <text:p>1038010</text:p>
          </table:table-cell>
          <table:table-cell/>
          <table:table-cell table:style-name="ce1"/>
          <table:table-cell office:value-type="float" office:value="430725" calcext:value-type="float">
            <text:p>43072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J74]+599435" office:value-type="float" office:value="1030160" calcext:value-type="float">
            <text:p>1030160</text:p>
          </table:table-cell>
        </table:table-row>
        <table:table-row table:style-name="ro1">
          <table:table-cell table:number-columns-repeated="8"/>
          <table:table-cell table:style-name="ce1"/>
          <table:table-cell office:value-type="float" office:value="430975" calcext:value-type="float">
            <text:p>430975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[.J75]+599435" office:value-type="float" office:value="1030410" calcext:value-type="float">
            <text:p>1030410</text:p>
          </table:table-cell>
        </table:table-row>
        <table:table-row table:style-name="ro1">
          <table:table-cell/>
          <table:table-cell office:value-type="float" office:value="439350" calcext:value-type="float">
            <text:p>439350</text:p>
          </table:table-cell>
          <table:table-cell table:number-columns-repeated="4"/>
          <table:table-cell table:formula="of:=[.B76]+599435" office:value-type="float" office:value="1038785" calcext:value-type="float">
            <text:p>1038785</text:p>
          </table:table-cell>
          <table:table-cell/>
          <table:table-cell table:style-name="ce1"/>
          <table:table-cell office:value-type="float" office:value="431700" calcext:value-type="float">
            <text:p>431700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[.J76]+599435" office:value-type="float" office:value="1031135" calcext:value-type="float">
            <text:p>1031135</text:p>
          </table:table-cell>
        </table:table-row>
        <table:table-row table:style-name="ro1">
          <table:table-cell/>
          <table:table-cell office:value-type="float" office:value="439650" calcext:value-type="float">
            <text:p>439650</text:p>
          </table:table-cell>
          <table:table-cell office:value-type="float" office:value="-5000" calcext:value-type="float">
            <text:p>-5000</text:p>
          </table:table-cell>
          <table:table-cell table:number-columns-repeated="3"/>
          <table:table-cell table:formula="of:=[.B77]+599435" office:value-type="float" office:value="1039085" calcext:value-type="float">
            <text:p>1039085</text:p>
          </table:table-cell>
          <table:table-cell/>
          <table:table-cell table:style-name="ce1"/>
          <table:table-cell office:value-type="float" office:value="431825" calcext:value-type="float">
            <text:p>43182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J77]+599435" office:value-type="float" office:value="1031260" calcext:value-type="float">
            <text:p>1031260</text:p>
          </table:table-cell>
        </table:table-row>
        <table:table-row table:style-name="ro1">
          <table:table-cell/>
          <table:table-cell office:value-type="float" office:value="440000" calcext:value-type="float">
            <text:p>440000</text:p>
          </table:table-cell>
          <table:table-cell table:number-columns-repeated="4"/>
          <table:table-cell table:formula="of:=[.B78]+599435" office:value-type="float" office:value="1039435" calcext:value-type="float">
            <text:p>1039435</text:p>
          </table:table-cell>
          <table:table-cell/>
          <table:table-cell table:style-name="ce1"/>
          <table:table-cell office:value-type="float" office:value="432625" calcext:value-type="float">
            <text:p>43262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J78]+599435" office:value-type="float" office:value="1032060" calcext:value-type="float">
            <text:p>1032060</text:p>
          </table:table-cell>
        </table:table-row>
        <table:table-row table:style-name="ro1">
          <table:table-cell table:number-columns-repeated="8"/>
          <table:table-cell table:style-name="ce1"/>
          <table:table-cell office:value-type="float" office:value="432700" calcext:value-type="float">
            <text:p>43270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J79]+599435" office:value-type="float" office:value="1032135" calcext:value-type="float">
            <text:p>1032135</text:p>
          </table:table-cell>
        </table:table-row>
        <table:table-row table:style-name="ro1">
          <table:table-cell/>
          <table:table-cell office:value-type="float" office:value="441850" calcext:value-type="float">
            <text:p>441850</text:p>
          </table:table-cell>
          <table:table-cell table:number-columns-repeated="4"/>
          <table:table-cell table:formula="of:=[.B80]+599435" office:value-type="float" office:value="1041285" calcext:value-type="float">
            <text:p>1041285</text:p>
          </table:table-cell>
          <table:table-cell/>
          <table:table-cell table:style-name="ce1"/>
          <table:table-cell office:value-type="float" office:value="433925" calcext:value-type="float">
            <text:p>433925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J80]+599435" office:value-type="float" office:value="1033360" calcext:value-type="float">
            <text:p>1033360</text:p>
          </table:table-cell>
        </table:table-row>
        <table:table-row table:style-name="ro1">
          <table:table-cell/>
          <table:table-cell office:value-type="float" office:value="442275" calcext:value-type="float">
            <text:p>442275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formula="of:=[.B81]+599435" office:value-type="float" office:value="1041710" calcext:value-type="float">
            <text:p>1041710</text:p>
          </table:table-cell>
          <table:table-cell/>
          <table:table-cell table:style-name="ce1"/>
          <table:table-cell office:value-type="float" office:value="434075" calcext:value-type="float">
            <text:p>43407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J81]+599435" office:value-type="float" office:value="1033510" calcext:value-type="float">
            <text:p>1033510</text:p>
          </table:table-cell>
        </table:table-row>
        <table:table-row table:style-name="ro1">
          <table:table-cell/>
          <table:table-cell office:value-type="float" office:value="442850" calcext:value-type="float">
            <text:p>442850</text:p>
          </table:table-cell>
          <table:table-cell table:number-columns-repeated="4"/>
          <table:table-cell table:formula="of:=[.B82]+599435" office:value-type="float" office:value="1042285" calcext:value-type="float">
            <text:p>1042285</text:p>
          </table:table-cell>
          <table:table-cell/>
          <table:table-cell table:style-name="ce1"/>
          <table:table-cell office:value-type="float" office:value="435125" calcext:value-type="float">
            <text:p>43512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J82]+599435" office:value-type="float" office:value="1034560" calcext:value-type="float">
            <text:p>1034560</text:p>
          </table:table-cell>
        </table:table-row>
        <table:table-row table:style-name="ro1">
          <table:table-cell table:number-columns-repeated="8"/>
          <table:table-cell table:style-name="ce1"/>
          <table:table-cell office:value-type="float" office:value="435325" calcext:value-type="float">
            <text:p>435325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[.J83]+599435" office:value-type="float" office:value="1034760" calcext:value-type="float">
            <text:p>1034760</text:p>
          </table:table-cell>
        </table:table-row>
        <table:table-row table:style-name="ro1">
          <table:table-cell/>
          <table:table-cell office:value-type="float" office:value="447150" calcext:value-type="float">
            <text:p>447150</text:p>
          </table:table-cell>
          <table:table-cell table:number-columns-repeated="4"/>
          <table:table-cell table:formula="of:=[.B84]+599435" office:value-type="float" office:value="1046585" calcext:value-type="float">
            <text:p>1046585</text:p>
          </table:table-cell>
          <table:table-cell/>
          <table:table-cell table:style-name="ce1"/>
          <table:table-cell office:value-type="float" office:value="436550" calcext:value-type="float">
            <text:p>436550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[.J84]+599435" office:value-type="float" office:value="1035985" calcext:value-type="float">
            <text:p>1035985</text:p>
          </table:table-cell>
        </table:table-row>
        <table:table-row table:style-name="ro1">
          <table:table-cell/>
          <table:table-cell office:value-type="float" office:value="447575" calcext:value-type="float">
            <text:p>447575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formula="of:=[.B85]+599435" office:value-type="float" office:value="1047010" calcext:value-type="float">
            <text:p>1047010</text:p>
          </table:table-cell>
          <table:table-cell/>
          <table:table-cell table:style-name="ce1"/>
          <table:table-cell office:value-type="float" office:value="437375" calcext:value-type="float">
            <text:p>43737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J85]+599435" office:value-type="float" office:value="1036810" calcext:value-type="float">
            <text:p>1036810</text:p>
          </table:table-cell>
        </table:table-row>
        <table:table-row table:style-name="ro1">
          <table:table-cell/>
          <table:table-cell office:value-type="float" office:value="448250" calcext:value-type="float">
            <text:p>448250</text:p>
          </table:table-cell>
          <table:table-cell table:number-columns-repeated="4"/>
          <table:table-cell table:formula="of:=[.B86]+599435" office:value-type="float" office:value="1047685" calcext:value-type="float">
            <text:p>1047685</text:p>
          </table:table-cell>
          <table:table-cell/>
          <table:table-cell table:style-name="ce1"/>
          <table:table-cell office:value-type="float" office:value="438500" calcext:value-type="float">
            <text:p>43850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J86]+599435" office:value-type="float" office:value="1037935" calcext:value-type="float">
            <text:p>1037935</text:p>
          </table:table-cell>
        </table:table-row>
        <table:table-row table:style-name="ro1">
          <table:table-cell table:number-columns-repeated="8"/>
          <table:table-cell table:style-name="ce1"/>
          <table:table-cell office:value-type="float" office:value="438625" calcext:value-type="float">
            <text:p>438625</text:p>
          </table:table-cell>
          <table:table-cell office:value-type="float" office:value="-9.8" calcext:value-type="float">
            <text:p>-9.8</text:p>
          </table:table-cell>
          <table:table-cell/>
          <table:table-cell table:formula="of:=[.J87]+599435" office:value-type="float" office:value="1038060" calcext:value-type="float">
            <text:p>1038060</text:p>
          </table:table-cell>
        </table:table-row>
        <table:table-row table:style-name="ro1">
          <table:table-cell/>
          <table:table-cell office:value-type="float" office:value="452775" calcext:value-type="float">
            <text:p>452775</text:p>
          </table:table-cell>
          <table:table-cell table:number-columns-repeated="4"/>
          <table:table-cell table:formula="of:=[.B88]+599435" office:value-type="float" office:value="1052210" calcext:value-type="float">
            <text:p>1052210</text:p>
          </table:table-cell>
          <table:table-cell/>
          <table:table-cell table:style-name="ce1"/>
          <table:table-cell office:value-type="float" office:value="440325" calcext:value-type="float">
            <text:p>440325</text:p>
          </table:table-cell>
          <table:table-cell office:value-type="float" office:value="-9.8" calcext:value-type="float">
            <text:p>-9.8</text:p>
          </table:table-cell>
          <table:table-cell/>
          <table:table-cell table:formula="of:=[.J88]+599435" office:value-type="float" office:value="1039760" calcext:value-type="float">
            <text:p>1039760</text:p>
          </table:table-cell>
        </table:table-row>
        <table:table-row table:style-name="ro1">
          <table:table-cell/>
          <table:table-cell office:value-type="float" office:value="457850" calcext:value-type="float">
            <text:p>457850</text:p>
          </table:table-cell>
          <table:table-cell office:value-type="float" office:value="4500" calcext:value-type="float">
            <text:p>4500</text:p>
          </table:table-cell>
          <table:table-cell table:number-columns-repeated="3"/>
          <table:table-cell table:formula="of:=[.B89]+599435" office:value-type="float" office:value="1057285" calcext:value-type="float">
            <text:p>1057285</text:p>
          </table:table-cell>
          <table:table-cell/>
          <table:table-cell table:style-name="ce1"/>
          <table:table-cell office:value-type="float" office:value="440475" calcext:value-type="float">
            <text:p>440475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J89]+599435" office:value-type="float" office:value="1039910" calcext:value-type="float">
            <text:p>1039910</text:p>
          </table:table-cell>
        </table:table-row>
        <table:table-row table:style-name="ro1">
          <table:table-cell/>
          <table:table-cell office:value-type="float" office:value="457950" calcext:value-type="float">
            <text:p>457950</text:p>
          </table:table-cell>
          <table:table-cell table:number-columns-repeated="4"/>
          <table:table-cell table:formula="of:=[.B90]+599435" office:value-type="float" office:value="1057385" calcext:value-type="float">
            <text:p>1057385</text:p>
          </table:table-cell>
          <table:table-cell/>
          <table:table-cell table:style-name="ce1"/>
          <table:table-cell office:value-type="float" office:value="441050" calcext:value-type="float">
            <text:p>441050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J90]+599435" office:value-type="float" office:value="1040485" calcext:value-type="float">
            <text:p>10404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table:style-name="ce1"/>
          <table:table-cell office:value-type="float" office:value="441650" calcext:value-type="float">
            <text:p>441650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J91]+599435" office:value-type="float" office:value="1041085" calcext:value-type="float">
            <text:p>1041085</text:p>
          </table:table-cell>
        </table:table-row>
        <table:table-row table:style-name="ro1">
          <table:table-cell table:number-columns-repeated="8"/>
          <table:table-cell table:style-name="ce1"/>
          <table:table-cell office:value-type="float" office:value="442250" calcext:value-type="float">
            <text:p>442250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J92]+599435" office:value-type="float" office:value="1041685" calcext:value-type="float">
            <text:p>1041685</text:p>
          </table:table-cell>
        </table:table-row>
        <table:table-row table:style-name="ro1">
          <table:table-cell/>
          <table:table-cell office:value-type="float" office:value="461850" calcext:value-type="float">
            <text:p>461850</text:p>
          </table:table-cell>
          <table:table-cell table:number-columns-repeated="4"/>
          <table:table-cell table:formula="of:=[.B93]+599435" office:value-type="float" office:value="1061285" calcext:value-type="float">
            <text:p>1061285</text:p>
          </table:table-cell>
          <table:table-cell/>
          <table:table-cell table:style-name="ce1"/>
          <table:table-cell office:value-type="float" office:value="442275" calcext:value-type="float">
            <text:p>44227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93]+599435" office:value-type="float" office:value="1041710" calcext:value-type="float">
            <text:p>1041710</text:p>
          </table:table-cell>
        </table:table-row>
        <table:table-row table:style-name="ro1">
          <table:table-cell/>
          <table:table-cell office:value-type="float" office:value="462125" calcext:value-type="float">
            <text:p>462125</text:p>
          </table:table-cell>
          <table:table-cell office:value-type="float" office:value="6000" calcext:value-type="float">
            <text:p>6000</text:p>
          </table:table-cell>
          <table:table-cell table:number-columns-repeated="3"/>
          <table:table-cell table:formula="of:=[.B94]+599435" office:value-type="float" office:value="1061560" calcext:value-type="float">
            <text:p>10615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2325" calcext:value-type="float">
            <text:p>462325</text:p>
          </table:table-cell>
          <table:table-cell table:number-columns-repeated="4"/>
          <table:table-cell table:formula="of:=[.B95]+599435" office:value-type="float" office:value="1061760" calcext:value-type="float">
            <text:p>1061760</text:p>
          </table:table-cell>
          <table:table-cell table:number-columns-repeated="2"/>
          <table:table-cell office:value-type="float" office:value="443475" calcext:value-type="float">
            <text:p>443475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2575" calcext:value-type="float">
            <text:p>462575</text:p>
          </table:table-cell>
          <table:table-cell table:number-columns-repeated="4"/>
          <table:table-cell table:formula="of:=[.B96]+599435" office:value-type="float" office:value="1062010" calcext:value-type="float">
            <text:p>1062010</text:p>
          </table:table-cell>
          <table:table-cell table:number-columns-repeated="2"/>
          <table:table-cell office:value-type="float" office:value="444075" calcext:value-type="float">
            <text:p>4440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44750" calcext:value-type="float">
            <text:p>444750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2750" calcext:value-type="float">
            <text:p>462750</text:p>
          </table:table-cell>
          <table:table-cell table:number-columns-repeated="4"/>
          <table:table-cell table:formula="of:=[.B98]+599435" office:value-type="float" office:value="1062185" calcext:value-type="float">
            <text:p>1062185</text:p>
          </table:table-cell>
          <table:table-cell table:number-columns-repeated="2"/>
          <table:table-cell office:value-type="float" office:value="445350" calcext:value-type="float">
            <text:p>4453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3150" calcext:value-type="float">
            <text:p>463150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  <table:table-cell table:formula="of:=[.B99]+599435" office:value-type="float" office:value="1062585" calcext:value-type="float">
            <text:p>10625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4025" calcext:value-type="float">
            <text:p>464025</text:p>
          </table:table-cell>
          <table:table-cell table:number-columns-repeated="4"/>
          <table:table-cell table:formula="of:=[.B100]+599435" office:value-type="float" office:value="1063460" calcext:value-type="float">
            <text:p>1063460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468125" calcext:value-type="float">
            <text:p>468125</text:p>
          </table:table-cell>
          <table:table-cell table:number-columns-repeated="4"/>
          <table:table-cell table:formula="of:=[.B102]+599435" office:value-type="float" office:value="1067560" calcext:value-type="float">
            <text:p>10675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8575" calcext:value-type="float">
            <text:p>468575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formula="of:=[.B103]+599435" office:value-type="float" office:value="1068010" calcext:value-type="float">
            <text:p>10680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9575" calcext:value-type="float">
            <text:p>469575</text:p>
          </table:table-cell>
          <table:table-cell table:number-columns-repeated="4"/>
          <table:table-cell table:formula="of:=[.B104]+599435" office:value-type="float" office:value="1069010" calcext:value-type="float">
            <text:p>1069010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470150" calcext:value-type="float">
            <text:p>470150</text:p>
          </table:table-cell>
          <table:table-cell table:number-columns-repeated="4"/>
          <table:table-cell table:formula="of:=[.B106]+599435" office:value-type="float" office:value="1069585" calcext:value-type="float">
            <text:p>10695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0575" calcext:value-type="float">
            <text:p>470575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  <table:table-cell table:formula="of:=[.B107]+599435" office:value-type="float" office:value="1070010" calcext:value-type="float">
            <text:p>10700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2075" calcext:value-type="float">
            <text:p>472075</text:p>
          </table:table-cell>
          <table:table-cell table:number-columns-repeated="4"/>
          <table:table-cell table:formula="of:=[.B108]+599435" office:value-type="float" office:value="1071510" calcext:value-type="float">
            <text:p>1071510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472300" calcext:value-type="float">
            <text:p>472300</text:p>
          </table:table-cell>
          <table:table-cell table:number-columns-repeated="4"/>
          <table:table-cell table:formula="of:=[.B110]+599435" office:value-type="float" office:value="1071735" calcext:value-type="float">
            <text:p>1071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2450" calcext:value-type="float">
            <text:p>472450</text:p>
          </table:table-cell>
          <table:table-cell office:value-type="float" office:value="-10000" calcext:value-type="float">
            <text:p>-10000</text:p>
          </table:table-cell>
          <table:table-cell table:number-columns-repeated="3"/>
          <table:table-cell table:formula="of:=[.B111]+599435" office:value-type="float" office:value="1071885" calcext:value-type="float">
            <text:p>10718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2825" calcext:value-type="float">
            <text:p>472825</text:p>
          </table:table-cell>
          <table:table-cell table:number-columns-repeated="4"/>
          <table:table-cell table:formula="of:=[.B112]+599435" office:value-type="float" office:value="1072260" calcext:value-type="float">
            <text:p>1072260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472950" calcext:value-type="float">
            <text:p>472950</text:p>
          </table:table-cell>
          <table:table-cell table:number-columns-repeated="4"/>
          <table:table-cell table:formula="of:=[.B114]+599435" office:value-type="float" office:value="1072385" calcext:value-type="float">
            <text:p>1072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3075" calcext:value-type="float">
            <text:p>47307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6" calcext:value-type="float">
            <text:p>0.06</text:p>
          </table:table-cell>
          <table:table-cell table:number-columns-repeated="2"/>
          <table:table-cell table:formula="of:=[.B115]+599435" office:value-type="float" office:value="1072510" calcext:value-type="float">
            <text:p>10725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3625" calcext:value-type="float">
            <text:p>473625</text:p>
          </table:table-cell>
          <table:table-cell table:number-columns-repeated="4"/>
          <table:table-cell table:formula="of:=[.B116]+599435" office:value-type="float" office:value="1073060" calcext:value-type="float">
            <text:p>1073060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475325" calcext:value-type="float">
            <text:p>475325</text:p>
          </table:table-cell>
          <table:table-cell table:number-columns-repeated="4"/>
          <table:table-cell table:formula="of:=[.B118]+599435" office:value-type="float" office:value="1074760" calcext:value-type="float">
            <text:p>10747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5750" calcext:value-type="float">
            <text:p>475750</text:p>
          </table:table-cell>
          <table:table-cell office:value-type="float" office:value="-2500" calcext:value-type="float">
            <text:p>-2500</text:p>
          </table:table-cell>
          <table:table-cell table:number-columns-repeated="3"/>
          <table:table-cell table:formula="of:=[.B119]+599435" office:value-type="float" office:value="1075185" calcext:value-type="float">
            <text:p>1075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6400" calcext:value-type="float">
            <text:p>476400</text:p>
          </table:table-cell>
          <table:table-cell table:number-columns-repeated="4"/>
          <table:table-cell table:formula="of:=[.B120]+599435" office:value-type="float" office:value="1075835" calcext:value-type="float">
            <text:p>107583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1">0000/00/00</text:date>, <text:time style:data-style-name="N2" text:time-value="21:22:14.715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9:19:16.502000000</meta:creation-date>
    <dc:date>2017-11-11T23:25:05.269000000</dc:date>
    <meta:editing-duration>PT5H13M44S</meta:editing-duration>
    <meta:editing-cycles>5</meta:editing-cycles>
    <meta:generator>LibreOffice/5.4.1.2$Windows_X86_64 LibreOffice_project/ea7cb86e6eeb2bf3a5af73a8f7777ac570321527</meta:generator>
    <meta:document-statistic meta:table-count="1" meta:cell-count="459" meta:object-count="0"/>
  </office:meta>
</office:document-meta>
</file>